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7.599cm" fo:min-width="17.839cm"/>
      <style:paragraph-properties style:writing-mode="lr-tb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401cm" fo:min-width="8.1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1.113cm" fo:min-width="8.136cm"/>
      <style:paragraph-properties style:writing-mode="lr-tb"/>
    </style:style>
    <style:style style:name="gr5" style:family="graphic" style:parent-style-name="standard">
      <style:graphic-properties svg:stroke-color="#ff8000" draw:opacity="0%" draw:textarea-horizontal-align="justify" draw:textarea-vertical-align="middle" draw:auto-grow-height="false" fo:min-height="1.401cm" fo:min-width="8.136cm"/>
      <style:paragraph-properties style:writing-mode="lr-tb"/>
    </style:style>
    <style:style style:name="gr6" style:family="graphic" style:parent-style-name="standard">
      <style:graphic-properties svg:stroke-color="#ff8000" draw:fill-color="#ff8000" draw:opacity="0%" draw:textarea-horizontal-align="justify" draw:textarea-vertical-align="middle" draw:auto-grow-height="false" fo:min-height="3.306cm" fo:min-width="17.28cm"/>
    </style:style>
    <style:style style:name="gr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31cm" fo:min-width="8.136cm"/>
    </style:style>
    <style:style style:name="gr8" style:family="graphic" style:parent-style-name="objectwithoutfill">
      <style:graphic-properties svg:stroke-color="#ff8000" draw:fill="solid" draw:textarea-vertical-align="middle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8.62cm" fo:min-width="17.839cm"/>
      <style:paragraph-properties style:writing-mode="lr-tb"/>
    </style:style>
    <style:style style:name="gr10" style:family="graphic" style:parent-style-name="standard">
      <style:graphic-properties svg:stroke-color="#ff8000" draw:opacity="0%" draw:textarea-horizontal-align="justify" draw:textarea-vertical-align="middle" draw:auto-grow-height="false" fo:min-height="6.557cm" fo:min-width="8.319cm"/>
      <style:paragraph-properties style:writing-mode="lr-tb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798cm" fo:min-width="7.711cm"/>
      <style:paragraph-properties style:writing-mode="lr-tb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0.791cm" fo:min-width="7.7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11.002cm" fo:min-width="17.839cm"/>
      <style:paragraph-properties style:writing-mode="lr-tb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1.401cm" fo:min-width="17.392cm"/>
      <style:paragraph-properties style:writing-mode="lr-tb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0.999cm" fo:min-width="8.085cm"/>
      <style:paragraph-properties style:writing-mode="lr-tb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1.401cm" fo:min-width="8.248cm"/>
      <style:paragraph-properties style:writing-mode="lr-tb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1.401cm" fo:min-width="8.238cm"/>
      <style:paragraph-properties style:writing-mode="lr-tb"/>
    </style:style>
    <style:style style:name="gr19" style:family="graphic" style:parent-style-name="standard">
      <style:graphic-properties svg:stroke-color="#ff8000" draw:opacity="0%" draw:textarea-horizontal-align="justify" draw:textarea-vertical-align="middle" draw:auto-grow-height="false" fo:min-height="7.116cm" fo:min-width="8.319cm"/>
      <style:paragraph-properties style:writing-mode="lr-tb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0.798cm" fo:min-width="7.7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18cm"/>
      <style:paragraph-properties style:writing-mode="lr-tb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1.401cm" fo:min-width="17.407cm"/>
      <style:paragraph-properties style:writing-mode="lr-tb"/>
    </style:style>
    <style:style style:name="P1" style:family="paragraph">
      <loext:graphic-properties draw:opacity="0%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8000" draw:opacity="0%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339cm" svg:height="7.849cm" svg:x="1.635cm" svg:y="1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.889cm" svg:y="3.507cm">
          <text:p text:style-name="P2">Deklaracija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9.001cm" svg:y="1.921cm">
          <draw:text-box>
            <text:p><text:span text:style-name="T1">AST čvor</text:span></text:p>
          </draw:text-box>
        </draw:frame>
        <draw:custom-shape draw:style-name="gr2" draw:text-style-name="P1" draw:layer="layout" svg:width="8.636cm" svg:height="1.651cm" svg:x="11.089cm" svg:y="3.507cm">
          <text:p text:style-name="P2">Izraz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.889cm" svg:y="5.407cm">
          <text:p text:style-name="P2">Naredb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1.089cm" svg:y="5.407cm">
          <text:p text:style-name="P2">Oper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489cm" svg:y="7.307cm">
          <text:p text:style-name="P2">Komponenta izvornog kod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339cm" svg:height="7.849cm" svg:x="1.635cm" svg:y="9.4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7.985cm" svg:y="10.017cm">
          <draw:text-box>
            <text:p><text:span text:style-name="T1">Čvor deklaracije</text:span></text:p>
          </draw:text-box>
        </draw:frame>
        <draw:custom-shape draw:style-name="gr2" draw:text-style-name="P1" draw:layer="layout" svg:width="8.636cm" svg:height="1.651cm" svg:x="1.889cm" svg:y="11.607cm">
          <text:p text:style-name="P2">Specifikatori deklaracij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1.363cm" svg:x="2.089cm" svg:y="13.807cm">
          <text:p text:style-name="P2">Deklarator promenlj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636cm" svg:height="1.363cm" svg:x="10.889cm" svg:y="13.807cm">
          <text:p text:style-name="P2">Deklarator niz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636cm" svg:height="1.651cm" svg:x="11.033cm" svg:y="11.807cm">
          <text:p text:style-name="P2">Dekla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7.78cm" svg:height="3.556cm" svg:x="1.889cm" svg:y="13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636cm" svg:height="0.381cm" svg:x="11.033cm" svg:y="13.19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033cm" svg:y1="13.092cm" svg:x2="11.033cm" svg:y2="13.446cm">
          <text:p/>
        </draw:line>
        <draw:line draw:style-name="gr8" draw:text-style-name="P6" draw:layer="layout" svg:x1="19.669cm" svg:y1="13.092cm" svg:x2="19.669cm" svg:y2="13.6cm">
          <text:p/>
        </draw:line>
        <draw:custom-shape draw:style-name="gr9" draw:text-style-name="P1" draw:layer="layout" svg:width="18.339cm" svg:height="8.87cm" svg:x="1.635cm" svg:y="17.5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9.001cm" svg:y="17.921cm">
          <draw:text-box>
            <text:p><text:span text:style-name="T1">Operator</text:span></text:p>
          </draw:text-box>
        </draw:frame>
        <draw:custom-shape draw:style-name="gr10" draw:text-style-name="P1" draw:layer="layout" svg:width="8.819cm" svg:height="6.807cm" svg:x="10.906cm" svg:y="19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211cm" svg:height="1.048cm" svg:x="11.214cm" svg:y="20.907cm">
          <text:p text:style-name="P2">Aritmetički bi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11.214cm" svg:y="23.504cm">
          <text:p text:style-name="P2">Logički bi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11.214cm" svg:y="22.207cm">
          <text:p text:style-name="P2">Relacioni binarni operator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12.905cm" svg:y="19.643cm">
          <draw:text-box>
            <text:p>Binarni operator</text:p>
          </draw:text-box>
        </draw:frame>
        <draw:custom-shape draw:style-name="gr10" draw:text-style-name="P1" draw:layer="layout" svg:width="8.819cm" svg:height="6.807cm" svg:x="1.906cm" svg:y="19.28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3.805cm" svg:y="19.643cm">
          <draw:text-box>
            <text:p>Unarni operator</text:p>
          </draw:text-box>
        </draw:frame>
        <draw:custom-shape draw:style-name="gr12" draw:text-style-name="P1" draw:layer="layout" svg:width="8.211cm" svg:height="1.041cm" svg:x="11.214cm" svg:y="24.774cm">
          <text:p text:style-name="P2">Operator dode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8.339cm" svg:height="11.252cm" svg:x="21.334cm" svg:y="1.3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29.4cm" svg:y="1.721cm">
          <draw:text-box>
            <text:p><text:span text:style-name="T1">Izraz</text:span></text:p>
          </draw:text-box>
        </draw:frame>
        <draw:custom-shape draw:style-name="gr15" draw:text-style-name="P1" draw:layer="layout" svg:width="17.892cm" svg:height="1.651cm" svg:x="21.574cm" svg:y="3.1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585cm" svg:height="1.249cm" svg:x="30.718cm" svg:y="3.307cm">
          <text:p text:style-name="P2">NULL literal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442cm" svg:height="0.962cm" svg:x="24.836cm" svg:y="3.467cm">
          <draw:text-box>
            <text:p>Literal</text:p>
          </draw:text-box>
        </draw:frame>
        <draw:custom-shape draw:style-name="gr17" draw:text-style-name="P1" draw:layer="layout" svg:width="8.748cm" svg:height="1.651cm" svg:x="21.59cm" svg:y="6.907cm">
          <text:p text:style-name="P2">Promenljiva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738cm" svg:height="1.651cm" svg:x="21.619cm" svg:y="10.707cm">
          <text:p text:style-name="P2">Pristup elementu niza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748cm" svg:height="1.651cm" svg:x="21.591cm" svg:y="8.807cm">
          <text:p text:style-name="P2">Poziv (anonimne) funkcij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.819cm" svg:height="7.366cm" svg:x="30.606cm" svg:y="4.9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7.107cm">
          <text:p text:style-name="P2">Aritmetički binarni izraz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32.977cm" svg:y="5.523cm">
          <draw:text-box>
            <text:p>Binarni izraz</text:p>
          </draw:text-box>
        </draw:frame>
        <draw:custom-shape draw:style-name="gr11" draw:text-style-name="P1" draw:layer="layout" svg:width="8.211cm" svg:height="1.048cm" svg:x="2.214cm" svg:y="20.907cm">
          <text:p text:style-name="P2">Aritmetički u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2.214cm" svg:y="22.207cm">
          <text:p text:style-name="P2">Logički unarni operato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748cm" svg:height="1.651cm" svg:x="21.589cm" svg:y="5.007cm">
          <text:p text:style-name="P2">Unarni izraz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8.407cm">
          <text:p text:style-name="P2">Relacioni binarni izraz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9.707cm">
          <text:p text:style-name="P2">Logički binarni izraz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11.007cm">
          <text:p text:style-name="P2">Izraz dode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1.363cm" svg:x="2.089cm" svg:y="15.407cm">
          <text:p text:style-name="P2">Deklarator funkcij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636cm" svg:height="1.363cm" svg:x="10.889cm" svg:y="15.407cm">
          <text:p text:style-name="P2">Deklarator ma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8.339cm" svg:height="11.252cm" svg:x="21.334cm" svg:y="13.03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604cm" svg:height="1.168cm" svg:x="28.7cm" svg:y="13.421cm">
          <draw:text-box>
            <text:p><text:span text:style-name="T1">Naredba</text:span></text:p>
          </draw:text-box>
        </draw:frame>
        <draw:custom-shape draw:style-name="gr19" draw:text-style-name="P1" draw:layer="layout" svg:width="8.819cm" svg:height="7.366cm" svg:x="30.606cm" svg:y="16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18.807cm">
          <text:p text:style-name="P2">Blok naredbi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32.377cm" svg:y="17.223cm">
          <draw:text-box>
            <text:p>Složena naredba</text:p>
          </draw:text-box>
        </draw:frame>
        <draw:custom-shape draw:style-name="gr20" draw:text-style-name="P1" draw:layer="layout" svg:width="8.284cm" svg:height="1.048cm" svg:x="30.889cm" svg:y="20.107cm">
          <text:p text:style-name="P2">Naredba grananja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21.407cm">
          <text:p text:style-name="P2">Naredba iteracij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907cm" svg:height="1.651cm" svg:x="21.523cm" svg:y="14.807cm">
          <text:p text:style-name="P2">Prazna naredba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.819cm" svg:height="7.366cm" svg:x="21.506cm" svg:y="16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21.789cm" svg:y="18.807cm">
          <text:p text:style-name="P2">Naredba deklaracije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22.577cm" svg:y="17.223cm">
          <draw:text-box>
            <text:p>Jednostavna naredba</text:p>
          </draw:text-box>
        </draw:frame>
        <draw:custom-shape draw:style-name="gr20" draw:text-style-name="P1" draw:layer="layout" svg:width="8.284cm" svg:height="1.048cm" svg:x="21.789cm" svg:y="20.107cm">
          <text:p text:style-name="P2">Naredba izraza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21.789cm" svg:y="21.407cm">
          <text:p text:style-name="P2">Naredba skoka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21.789cm" svg:y="22.707cm">
          <text:p text:style-name="P2">Labelirana naredba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11:10:46.846000000</meta:creation-date>
    <dc:date>2020-04-10T18:53:39.049000000</dc:date>
    <meta:editing-duration>PT1H16M7S</meta:editing-duration>
    <meta:editing-cycles>5</meta:editing-cycles>
    <meta:generator>LibreOffice/6.4.0.3$Windows_X86_64 LibreOffice_project/b0a288ab3d2d4774cb44b62f04d5d28733ac6df8</meta:generator>
    <meta:document-statistic meta:object-count="60"/>
  </office:meta>
</office:document-meta>
</file>